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text-properties style:font-name="Liberation Sans"/>
    </style:style>
    <style:style style:name="P3" style:family="paragraph">
      <style:paragraph-properties fo:text-align="center"/>
      <style:text-properties style:font-name="Liberation Sans" fo:font-size="12pt"/>
    </style:style>
    <style:style style:name="P4" style:family="paragraph">
      <style:paragraph-properties fo:text-align="center"/>
      <style:text-properties style:font-name="Liberation Sans"/>
    </style:style>
    <style:style style:name="P5" style:family="paragraph">
      <style:text-properties fo:font-size="12pt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style:run-through="foreground"/>
    </style:style>
    <style:style style:name="gr3" style:family="graphic">
      <style:graphic-properties svg:stroke-color="#336699" draw:textarea-horizontal-align="justify" draw:textarea-vertical-align="middle" draw:auto-grow-height="false" style:run-through="foreground"/>
    </style:style>
    <style:style style:name="gr4" style:family="graphic">
      <style:graphic-properties svg:stroke-color="#66cc00" draw:fill-color="#579d1c" draw:textarea-horizontal-align="justify" draw:textarea-vertical-align="middle" draw:auto-grow-height="false" style:run-through="foreground"/>
    </style:style>
    <style:style style:name="gr5" style:family="graphic">
      <style:graphic-properties svg:stroke-color="#99ff66" draw:fill="solid" draw:fill-color="#579d1c" draw:textarea-horizontal-align="justify" draw:textarea-vertical-align="middle" draw:auto-grow-height="false" style:run-through="foreground"/>
    </style:style>
    <style:style style:name="gr6" style:family="graphic">
      <style:graphic-properties style:run-through="foreground"/>
    </style:style>
    <style:style style:name="gr7" style:family="graphic">
      <style:graphic-properties draw:stroke="dash" draw:stroke-dash="Dashed_20__28_var_29_" svg:stroke-color="#333333" draw:fill="solid" draw:fill-color="#eeeeee" draw:textarea-horizontal-align="justify" draw:textarea-vertical-align="middle" draw:auto-grow-height="fals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style-name="gr1"><draw:custom-shape draw:style-name="gr2" draw:text-style-name="P2" svg:width="1.6461in" svg:height="0.7921in" svg:x="-0.3264in" svg:y="-0.4764in"><text:p text:style-name="P1"><text:span text:style-name="T1">Swift clien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3" svg:width="1.6488in" svg:height="0.7941in" svg:x="4.6736in" svg:y="-0.6118in"><text:p text:style-name="P1"><text:span text:style-name="T2">Work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1.6461in" svg:height="0.7921in" svg:x="4.5902in" svg:y="-0.539in"><text:p text:style-name="P1"><text:span text:style-name="T1">Work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1.6461in" svg:height="0.7921in" svg:x="2.1008in" svg:y="-0.4555in"><text:p text:style-name="P1"><text:span text:style-name="T1">Swift servic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4" svg:width="0.9067in" svg:height="0.7504in" svg:x="0.0071in" svg:y="0.5445in"><text:p text:style-name="P1"><text:span text:style-name="T1">Disk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4" svg:width="0.2713in" svg:height="0.3752in" svg:x="0.361in" svg:y="0.3154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5" svg:width="0.7815in" svg:height="0.235in" svg:x="1.3193in" svg:y="0.0075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2" draw:text-style-name="P2" svg:width="1.6461in" svg:height="0.7921in" svg:x="4.528in" svg:y="-0.4555in"><text:p text:style-name="P1"><text:span text:style-name="T1">Work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svg:width="0.7815in" svg:height="0.2453in" svg:x="3.7465in" svg:y="-0.0445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g draw:style-name="gr6"><draw:g draw:style-name="gr6"><draw:custom-shape draw:style-name="gr2" svg:width="0.698in" svg:height="0.7606in" svg:x="6.5992in" svg:y="-0.5409in"><text:p text:style-name="P1">App</text:p><draw:enhanced-geometry svg:viewBox="0 0 21600 21600" draw:text-areas="0 0 21600 21600" draw:type="chevron" draw:modifiers="16200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draw:custom-shape draw:style-name="gr2" svg:width="0.698in" svg:height="0.7606in" svg:x="6.5154in" svg:y="-0.4972in"><text:p text:style-name="P1">App</text:p><draw:enhanced-geometry svg:viewBox="0 0 21600 21600" draw:text-areas="0 0 21600 21600" draw:type="chevron" draw:modifiers="16200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/draw:g><draw:custom-shape draw:style-name="gr2" svg:width="0.698in" svg:height="0.7606in" svg:x="6.4217in" svg:y="-0.4492in"><text:p text:style-name="P1">App</text:p><draw:enhanced-geometry svg:viewBox="0 0 21600 21600" draw:text-areas="0 0 21600 21600" draw:type="chevron" draw:modifiers="16200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/draw:g><draw:custom-shape draw:style-name="gr3" draw:text-style-name="P4" svg:width="1.813in" svg:height="0.7504in" svg:x="5.2335in" svg:y="0.5654in"><text:p text:style-name="P1"><text:span text:style-name="T1">Disk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4" svg:width="0.2713in" svg:height="0.3752in" svg:x="5.5902in" svg:y="0.3362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4" svg:width="0.2713in" svg:height="0.3752in" svg:x="6.5154in" svg:y="0.311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7" draw:text-style-name="P5" svg:width="0.7831in" svg:height="0.2043in" svg:x="1.3193in" svg:y="-0.2909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7" draw:text-style-name="P5" svg:width="0.7831in" svg:height="0.2043in" svg:x="3.7453in" svg:y="-0.3028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7" draw:text-style-name="P5" svg:width="0.426in" svg:height="0.2043in" svg:x="6.1736in" svg:y="-0.1854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1T14:50:44.109402150</meta:creation-date>
    <dc:date>2014-12-11T14:51:18.032484408</dc:date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2.6.3$Linux_X86_64 LibreOffice_project/420m0$Build-3</meta:generator>
  </office:meta>
</office:document-meta>
</file>